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left="-0.0007in" fo:margin-top="0in" fo:margin-bottom="0in" table:align="left" style:writing-mode="lr-tb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Mono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Mono" fo:font-size="10pt" fo:font-weight="normal" officeooo:rsid="00136f6c" style:font-size-asian="10pt" style:font-weight-asian="normal" style:font-size-complex="10pt" style:font-weight-complex="normal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ICKY VALENTINE OSWALD</text:span></text:p>
      <text:p text:style-name="P2"><text:span text:style-name="T2">Flat 1, 204 Perowne Way, Sandown, Isle of Wight, PO36 9NX</text:span></text:p>
      <text:p text:style-name="P2"><text:span text:style-name="T2">07934 928068<text:tab/></text:span><text:a xlink:type="simple" xlink:href="mailto:rickyoswald@gmail.com" text:style-name="Internet_20_link" text:visited-style-name="Visited_20_Internet_20_Link"><text:span text:style-name="Internet_20_link"><text:span text:style-name="T2">rickyoswald@gmail.com</text:span></text:span></text:a><text:span text:style-name="T2"><text:tab/>08/06/1986</text:span></text:p>
      <text:p text:style-name="P8"/>
      <text:p text:style-name="P4"/>
      <text:p text:style-name="P2"><text:span text:style-name="T5">PROFILE</text:span></text:p>
      <text:p text:style-name="P3"/>
      <text:p text:style-name="P2"><text:span text:style-name="T2">Self taught Programming, Computer Maintenance and Networking as an adolescent, <text:s/>I attended multiple evening IT College courses whilst in High School, and worked part-time as a Software Developer whilst attending College. <text:s/>I Studied Computer Science and Games Programming to degree level as a mature student, earning the responsibility of Student Representative and doing paid work for the University Computing department. <text:s/>After University I developed multiple successful titles for Amazon Kindle eReaders, and worked as the senior developer for a popular Social Mobile Game.</text:span></text:p>
      <text:p text:style-name="P4"/>
      <text:p text:style-name="P2"><text:span text:style-name="T5">SKILLS</text:span></text:p>
      <text:p text:style-name="P3"/>
      <text:p text:style-name="P2"><text:span text:style-name="T2">Programming: C++, C#, Java, JavaScript, AS3, Python, DirectX, HLSL, Unity, VB6</text:span></text:p>
      <text:p text:style-name="P2"><text:span text:style-name="T2">Operating Systems: Arch, Debian, Kali, Tails, Ubuntu, Windows 2000 &amp; Server 2012</text:span></text:p>
      <text:p text:style-name="P2"><text:span text:style-name="T2">Web Technologies: LAMP, HTML, JS, PHP, Joomla, Softaculous, WordPress</text:span></text:p>
      <text:p text:style-name="P2"><text:span text:style-name="T2">Office Software: Microsoft Access, Excel, Word, Visio and Project</text:span></text:p>
      <text:p text:style-name="P2"><text:span text:style-name="T2">Hardware: Installation, Setup and Diagnostics</text:span></text:p>
      <text:p text:style-name="P4"/>
      <text:p text:style-name="P2"><text:span text:style-name="T5">EDUCATION</text:span></text:p>
      <text:p text:style-name="P3"/>
      <text:p text:style-name="P2"><text:span text:style-name="T2">- Sandown High School, 1999 to 2002 -</text:span></text:p>
      <text:p text:style-name="P7"><text:span text:style-name="T4">8 GCSEs</text:span><text:span text:style-name="T2"> including Science, Maths and English</text:span></text:p>
      <text:p text:style-name="P7"><text:span text:style-name="T4">GNVQ </text:span><text:span text:style-name="T2">in Business Studies</text:span></text:p>
      <text:p text:style-name="P5"/>
      <text:p text:style-name="P2"><text:span text:style-name="T2">- Isle of Wight College, BTEC Level 3 IT Practitioners, 2002 to 2004 -</text:span></text:p>
      <text:p text:style-name="P7"><text:span text:style-name="T4">Distinction: </text:span><text:span text:style-name="T2">Introduction to Software Development, Application Software Development</text:span></text:p>
      <text:p text:style-name="P7"><text:span text:style-name="T4">Merit: </text:span><text:span text:style-name="T2">Visual Programming</text:span></text:p>
      <text:p text:style-name="P7"><text:span text:style-name="T4">Pass: </text:span><text:span text:style-name="T2">System Justification, Business Information Systems, Human Computer Interface</text:span></text:p>
      <text:p text:style-name="P5"/>
      <text:p text:style-name="P2"><text:span text:style-name="T2">- Huddersfield University, BSc Computer Games Programming, 2008 to 2011 -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4">First Year Modules</text:span></text:p>
            <text:p text:style-name="P13"/>
            <text:p text:style-name="P12"><text:span text:style-name="T2">Computer Games Studio</text:span></text:p>
            <text:p text:style-name="P12"><text:span text:style-name="T2">Entertainment Systems Technology</text:span></text:p>
            <text:p text:style-name="P12"><text:span text:style-name="T2">Computer Science &amp; Maths</text:span></text:p>
            <text:p text:style-name="P12"><text:span text:style-name="T2">Modelling &amp; Prototyping</text:span></text:p>
            <text:p text:style-name="P12"><text:span text:style-name="T2">Writing Software</text:span></text:p>
            <text:p text:style-name="P12"><text:span text:style-name="T2">Hardware &amp; Networks</text:span></text:p>
          </table:table-cell>
          <table:table-cell table:style-name="Table1.B1" office:value-type="string">
            <text:p text:style-name="P12"><text:span text:style-name="T4">Second Year Modules</text:span></text:p>
            <text:p text:style-name="P14"/>
            <text:p text:style-name="P12"><text:span text:style-name="T2">Computer Games Studio</text:span></text:p>
            <text:p text:style-name="P12"><text:span text:style-name="T2">Object Oriented Systems Development</text:span></text:p>
            <text:p text:style-name="P12"><text:span text:style-name="T2">Computational Mathematics</text:span></text:p>
            <text:p text:style-name="P12"><text:span text:style-name="T2">Algorithms, Processes &amp; Data</text:span></text:p>
            <text:p text:style-name="P12"><text:span text:style-name="T2">Team Project</text:span></text:p>
          </table:table-cell>
        </table:table-row>
      </table:table>
      <text:p text:style-name="P3"/>
      <text:p text:style-name="P8"/>
      <text:p text:style-name="P4"/>
      <text:p text:style-name="P2"><text:span text:style-name="T5">WORK EXPERIENCE</text:span></text:p>
      <text:p text:style-name="P3"/>
      <text:p text:style-name="P2"><text:span text:style-name="T2">- David L. Watson, Database Developer, 2003 -</text:span></text:p>
      <text:p text:style-name="P2"><text:span text:style-name="T2">With a colleague from College, developed an Access Database with VB6 front end to replace an existing paper based auditing system for a Computer Forensics and Data Recovery company.</text:span></text:p>
      <text:p text:style-name="P10"><text:span text:style-name="T2">- Solar South, Support and Telesales, 2006 -</text:span></text:p>
      <text:p text:style-name="P2"><text:span text:style-name="T2">Met weekly targets in a high pressure environment, providing support to existing customers as well as generating new customers.</text:span></text:p>
      <text:p text:style-name="P5"/>
      <text:p text:style-name="P2"><text:span text:style-name="T2">- Island Harbor, Barperson, 2007 -</text:span></text:p>
      <text:p text:style-name="P2"><text:span text:style-name="T2">Demonstrated excellent customer service skills, maintaining bar stock levels, cash handling and telephone enquiries. <text:s/>Strong team player in a busy environment, always willing to help out in other areas of the bistro when needed including event organisation, sous chef and waiting. <text:s/>In the short time that I worked here, my hard work earned me an offer of promotion to Bar Manager.</text:span></text:p>
      <text:p text:style-name="P5"/>
      <text:p text:style-name="P2"><text:span text:style-name="T2">- Frontline Cleaning, Domestic Assistant, 2008 to 2009 -</text:span></text:p>
      <text:p text:style-name="P2"><text:span text:style-name="T2">Worked in a children's nursery after-hours doing domestic level cleaning. <text:s/>I was <text:s/>responsible for maintaining the stock levels and ensuring the nursery was cleaned to a high standard.</text:span></text:p>
      <text:p text:style-name="P5"/>
      <text:p text:style-name="P2"><text:span text:style-name="T2">- Oak Systems, Software Developer, 2012 to 2014 -</text:span></text:p>
      <text:p text:style-name="P2"><text:span text:style-name="T2">Worked in a small team developing computer games. <text:s/>Initially for the Amazon Kindle eReader in which several of our titles dominated the charts. <text:s/>After support for the eReader apps was discontinued by Amazon we moved into mobile development, first natively for Android and later Adobe AIR for Android and iOS. <text:s/>I worked as the lead developer porting Odd Socks from Desktop to Mobile.</text:span></text:p>
      <text:p text:style-name="P5"/>
      <text:p text:style-name="P2"><text:span text:style-name="T2">- Kingswood Activity Center, Domestic Assistant, 2015 -</text:span></text:p>
      <text:p text:style-name="P2"><text:span text:style-name="T2">Worked </text:span><text:span text:style-name="T3">with a large team</text:span><text:span text:style-name="T2"> at a busy activity center, cleaning the accommodation and facilities. <text:s/>Demonstrated the ability to maintain a high standard with a strict deadline.</text:span></text:p>
      <text:p text:style-name="P5"/>
      <text:p text:style-name="P2"><text:span text:style-name="T2">- MonkeyPants Studio, Software Developer, 2015 to 2016 -</text:span></text:p>
      <text:p text:style-name="P2"><text:span text:style-name="T2">Developed websites and provided computer installation and maintenance to local clients. <text:s/>Collaborated online developing several games, and wrote open source scripts and software.</text:span></text:p>
      <text:p text:style-name="P9"/>
      <text:p text:style-name="P4"/>
      <text:p text:style-name="P2"><text:span text:style-name="T5">HOBBIES</text:span></text:p>
      <text:p text:style-name="P3"/>
      <text:p text:style-name="P2"><text:span text:style-name="T2">I am an avid technophile and PC gamer. <text:s/>I love tinkering with electronics, devices and software. <text:s/>Through my interest in technology and robotics I have developed a fondness for Japan and enjoy watching Anime regularly, and have taken up learning Japanese as a second language.</text:span></text:p>
      <text:p text:style-name="P2"><text:span text:style-name="T2">I like to keep fit so cycling is my primary mode of transport, living on an Island I enjoy the benefits of quiet countryside roads and cliff-side paths.</text:span></text:p>
      <text:p text:style-name="P5"/>
      <text:p text:style-name="P5"/>
      <text:p text:style-name="P5"/>
      <text:p text:style-name="P9"/>
      <text:p text:style-name="P4"/>
      <text:p text:style-name="P2"><text:span text:style-name="T5">REFERENCES</text:span></text:p>
      <text:p text:style-name="P3"/>
      <text:p text:style-name="P1"><text:span text:style-name="T4">Employer Reference: </text:span><text:span text:style-name="T2">Mr. Dave Walker, Managing Director at Oak Games.</text:span></text:p>
      <text:p text:style-name="P1"><text:span text:style-name="T2">07706 869574<text:tab/></text:span><text:a xlink:type="simple" xlink:href="mailto:dave@oakgames.co.uk" text:style-name="Internet_20_link" text:visited-style-name="Visited_20_Internet_20_Link"><text:span text:style-name="Internet_20_link"><text:span text:style-name="T2">dave@oakgames.co.uk</text:span></text:span></text:a></text:p>
      <text:p text:style-name="P6"/>
      <text:p text:style-name="P1"><text:span text:style-name="T4">Employer Reference: </text:span><text:span text:style-name="T2">Mrs. Denise Dorley-Brown, Branch Manager at Pertemps.</text:span></text:p>
      <text:p text:style-name="P1"><text:span text:style-name="T2">01983 533235<text:tab/></text:span><text:a xlink:type="simple" xlink:href="mailto:denise.dorley-brown@pertemps.co.uk" text:style-name="Internet_20_link" text:visited-style-name="Visited_20_Internet_20_Link"><text:span text:style-name="Internet_20_link"><text:span text:style-name="T2">denise.dorley-brown@pertemps.co.uk</text:span></text:span></text:a></text:p>
      <text:p text:style-name="P6"/>
      <text:p text:style-name="P1"><text:span text:style-name="T4">Academic Reference:</text:span><text:span text:style-name="T2"> Dr. Duke Gledhill, Huddersfield University.</text:span></text:p>
      <text:p text:style-name="P1"><text:span text:style-name="T2">01484 472758<text:tab/></text:span><text:a xlink:type="simple" xlink:href="mailto:d.gledhill@hud.ac.uk" text:style-name="Internet_20_link" text:visited-style-name="Visited_20_Internet_20_Link"><text:span text:style-name="Internet_20_link"><text:span text:style-name="T2">d.gledhill@hud.ac.uk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3:00:01</meta:creation-date>
    <dc:language>en-US</dc:language>
    <dc:date>2016-06-22T05:06:02.282388381</dc:date>
    <meta:editing-cycles>108</meta:editing-cycles>
    <meta:editing-duration>PT21H38M19S</meta:editing-duration>
    <meta:generator>LibreOffice/5.1.3.2$Linux_X86_64 LibreOffice_project/10m0$Build-2</meta:generator>
    <meta:document-statistic meta:table-count="1" meta:image-count="0" meta:object-count="0" meta:page-count="2" meta:paragraph-count="58" meta:word-count="672" meta:character-count="4507" meta:non-whitespace-character-count="3879"/>
  </office:meta>
</office:document-meta>
</file>